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3659" officeooo:paragraph-rsid="00033659"/>
    </style:style>
    <style:style style:name="P2" style:family="paragraph" style:parent-style-name="Standard">
      <style:text-properties officeooo:rsid="0004a019" officeooo:paragraph-rsid="0004a019"/>
    </style:style>
    <style:style style:name="P3" style:family="paragraph" style:parent-style-name="Standard">
      <style:text-properties officeooo:rsid="00053969" officeooo:paragraph-rsid="00053969"/>
    </style:style>
    <style:style style:name="P4" style:family="paragraph" style:parent-style-name="Standard">
      <style:text-properties officeooo:rsid="0005a077" officeooo:paragraph-rsid="0005a077"/>
    </style:style>
    <style:style style:name="P5" style:family="paragraph" style:parent-style-name="Standard">
      <style:text-properties officeooo:rsid="0007175e" officeooo:paragraph-rsid="0007175e"/>
    </style:style>
    <style:style style:name="P6" style:family="paragraph" style:parent-style-name="Standard">
      <style:text-properties officeooo:rsid="00082b1b" officeooo:paragraph-rsid="00082b1b"/>
    </style:style>
    <style:style style:name="P7" style:family="paragraph" style:parent-style-name="Standard">
      <style:text-properties officeooo:rsid="0009465e" officeooo:paragraph-rsid="0009465e"/>
    </style:style>
    <style:style style:name="P8" style:family="paragraph" style:parent-style-name="Standard">
      <style:text-properties officeooo:rsid="000ababb" officeooo:paragraph-rsid="000ababb"/>
    </style:style>
    <style:style style:name="P9" style:family="paragraph" style:parent-style-name="Standard">
      <style:text-properties officeooo:rsid="000df55e" officeooo:paragraph-rsid="000df55e"/>
    </style:style>
    <style:style style:name="P10" style:family="paragraph" style:parent-style-name="Standard">
      <style:text-properties officeooo:rsid="000f50d5" officeooo:paragraph-rsid="000f50d5"/>
    </style:style>
    <style:style style:name="P11" style:family="paragraph" style:parent-style-name="Standard">
      <style:text-properties officeooo:rsid="000f7f4c" officeooo:paragraph-rsid="000f7f4c"/>
    </style:style>
    <style:style style:name="P12" style:family="paragraph" style:parent-style-name="Standard">
      <style:text-properties officeooo:rsid="0010e7e1" officeooo:paragraph-rsid="0010e7e1"/>
    </style:style>
    <style:style style:name="P13" style:family="paragraph" style:parent-style-name="Standard">
      <style:text-properties officeooo:rsid="00113967" officeooo:paragraph-rsid="00113967"/>
    </style:style>
    <style:style style:name="P14" style:family="paragraph" style:parent-style-name="Standard">
      <style:text-properties officeooo:rsid="00123d6f" officeooo:paragraph-rsid="00123d6f"/>
    </style:style>
    <style:style style:name="P15" style:family="paragraph" style:parent-style-name="Standard">
      <style:text-properties officeooo:rsid="0012836a" officeooo:paragraph-rsid="0012836a"/>
    </style:style>
    <style:style style:name="P16" style:family="paragraph" style:parent-style-name="Standard">
      <style:paragraph-properties fo:text-align="justify" style:justify-single-word="false"/>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25"/>
    <style:style style:name="P27" style:family="paragraph" style:parent-style-name="Text_20_body" style:list-style-name="L26"/>
    <style:style style:name="P28" style:family="paragraph" style:parent-style-name="Text_20_body" style:list-style-name="L27"/>
    <style:style style:name="P29" style:family="paragraph" style:parent-style-name="Text_20_body" style:list-style-name="L29">
      <style:paragraph-properties fo:text-align="justify" style:justify-single-word="false"/>
    </style:style>
    <style:style style:name="P30" style:family="paragraph" style:parent-style-name="Text_20_body">
      <style:paragraph-properties fo:text-align="justify" style:justify-single-word="false"/>
      <style:text-properties officeooo:rsid="00137ac4" officeooo:paragraph-rsid="00137ac4"/>
    </style:style>
    <style:style style:name="P31" style:family="paragraph" style:parent-style-name="Text_20_body" style:list-style-name="L1">
      <style:paragraph-properties fo:margin-top="0cm" fo:margin-bottom="0cm" loext:contextual-spacing="false"/>
    </style:style>
    <style:style style:name="P32" style:family="paragraph" style:parent-style-name="Text_20_body" style:list-style-name="L3">
      <style:paragraph-properties fo:margin-top="0cm" fo:margin-bottom="0cm" loext:contextual-spacing="false"/>
    </style:style>
    <style:style style:name="P33" style:family="paragraph" style:parent-style-name="Text_20_body" style:list-style-name="L4">
      <style:paragraph-properties fo:margin-top="0cm" fo:margin-bottom="0cm" loext:contextual-spacing="false"/>
    </style:style>
    <style:style style:name="P34" style:family="paragraph" style:parent-style-name="Text_20_body" style:list-style-name="L5">
      <style:paragraph-properties fo:margin-top="0cm" fo:margin-bottom="0cm" loext:contextual-spacing="false"/>
    </style:style>
    <style:style style:name="P35" style:family="paragraph" style:parent-style-name="Text_20_body" style:list-style-name="L6">
      <style:paragraph-properties fo:margin-top="0cm" fo:margin-bottom="0cm" loext:contextual-spacing="false"/>
    </style:style>
    <style:style style:name="P36" style:family="paragraph" style:parent-style-name="Text_20_body" style:list-style-name="L7">
      <style:paragraph-properties fo:margin-top="0cm" fo:margin-bottom="0cm" loext:contextual-spacing="false"/>
    </style:style>
    <style:style style:name="P37" style:family="paragraph" style:parent-style-name="Text_20_body" style:list-style-name="L8">
      <style:paragraph-properties fo:margin-top="0cm" fo:margin-bottom="0cm" loext:contextual-spacing="false"/>
    </style:style>
    <style:style style:name="P38" style:family="paragraph" style:parent-style-name="Text_20_body" style:list-style-name="L9">
      <style:paragraph-properties fo:margin-top="0cm" fo:margin-bottom="0cm" loext:contextual-spacing="false"/>
    </style:style>
    <style:style style:name="P39" style:family="paragraph" style:parent-style-name="Text_20_body" style:list-style-name="L25">
      <style:paragraph-properties fo:margin-top="0cm" fo:margin-bottom="0cm" loext:contextual-spacing="false"/>
    </style:style>
    <style:style style:name="P40" style:family="paragraph" style:parent-style-name="Text_20_body" style:list-style-name="L29">
      <style:paragraph-properties fo:margin-top="0cm" fo:margin-bottom="0cm" loext:contextual-spacing="false"/>
    </style:style>
    <style:style style:name="P41" style:family="paragraph" style:parent-style-name="Heading_20_1">
      <style:text-properties officeooo:rsid="00033659" officeooo:paragraph-rsid="00033659"/>
    </style:style>
    <style:style style:name="P42" style:family="paragraph" style:parent-style-name="Heading_20_1">
      <style:text-properties officeooo:rsid="00053969" officeooo:paragraph-rsid="00053969"/>
    </style:style>
    <style:style style:name="P43" style:family="paragraph" style:parent-style-name="Heading_20_1">
      <style:text-properties officeooo:rsid="0005a077" officeooo:paragraph-rsid="0005a077"/>
    </style:style>
    <style:style style:name="P44" style:family="paragraph" style:parent-style-name="Heading_20_1">
      <style:text-properties officeooo:rsid="00082b1b" officeooo:paragraph-rsid="00082b1b"/>
    </style:style>
    <style:style style:name="P45" style:family="paragraph" style:parent-style-name="Heading_20_1">
      <style:text-properties officeooo:rsid="000ababb" officeooo:paragraph-rsid="000ababb"/>
    </style:style>
    <style:style style:name="P46" style:family="paragraph" style:parent-style-name="Heading_20_1">
      <style:text-properties officeooo:rsid="000df55e" officeooo:paragraph-rsid="000df55e"/>
    </style:style>
    <style:style style:name="P47" style:family="paragraph" style:parent-style-name="Heading_20_1">
      <style:text-properties officeooo:rsid="000f7f4c" officeooo:paragraph-rsid="000f7f4c"/>
    </style:style>
    <style:style style:name="P48" style:family="paragraph" style:parent-style-name="Heading_20_1">
      <style:text-properties officeooo:rsid="00113967" officeooo:paragraph-rsid="00113967"/>
    </style:style>
    <style:style style:name="P49" style:family="paragraph" style:parent-style-name="Heading_20_1">
      <style:paragraph-properties fo:text-align="justify" style:justify-single-word="fals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loext:rel-width-rel="paragraph" loext:rel-height-rel="paragraph"/>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18.113cm" draw:z-index="0">
        <draw:text-box fo:min-height="0.787cm">
          <text:p text:style-name="Text_20_body"/>
        </draw:text-box>
      </draw:frame>
      <draw:frame draw:style-name="fr2" draw:name="Frame2" text:anchor-type="page" text:anchor-page-number="1" svg:x="0cm" svg:y="0cm" svg:width="0.041cm" style:rel-width="100%" svg:height="0.041cm" draw:z-index="1">
        <draw:text-box fo:min-height="100%">
          <text:p text:style-name="Text_20_body"/>
        </draw:text-box>
      </draw:frame>
      <draw:frame draw:style-name="fr1" draw:name="Frame3" text:anchor-type="page" text:anchor-page-number="1" svg:x="0cm" svg:y="0cm" svg:width="18.113cm" draw:z-index="2">
        <draw:text-box fo:min-height="0.787cm">
          <text:p text:style-name="Text_20_body"/>
        </draw:text-box>
      </draw:frame>
      <draw:frame draw:style-name="fr2" draw:name="Frame4" text:anchor-type="page" text:anchor-page-number="1" svg:x="0cm" svg:y="0cm" svg:width="0.041cm" style:rel-width="100%" svg:height="0.041cm" draw:z-index="3">
        <draw:text-box fo:min-height="100%">
          <text:p text:style-name="Text_20_body"/>
        </draw:text-box>
      </draw:frame>
      <text:h text:style-name="Heading_20_1" text:outline-level="1">Characterizing the network (II)</text:h>
      <text:p text:style-name="Text_20_body">Let's continue recalling what you've learned before about node importances, by plotting the degree distribution of a network. This is the distribution of node degrees computed across all nodes in a network.</text:p>
      <text:h text:style-name="Heading_20_5" text:outline-level="5">Instructions</text:h>
      <text:p text:style-name="Text_20_body">100xp</text:p>
      <text:list xml:id="list1637315237446628156" text:style-name="L1">
        <text:list-item>
          <text:p text:style-name="P31">Plot the degree distribution of the GitHub collaboration network <text:span text:style-name="Source_20_Text">G</text:span>. Recall that there are four steps involved here:</text:p>
          <text:list>
            <text:list-item>
              <text:p text:style-name="P31">Calculating the degree centrality of <text:span text:style-name="Source_20_Text">G</text:span>. </text:p>
            </text:list-item>
            <text:list-item>
              <text:p text:style-name="P31">Using the <text:span text:style-name="Source_20_Text">.values()</text:span> method of <text:span text:style-name="Source_20_Text">G</text:span> and converting it into a list. </text:p>
            </text:list-item>
            <text:list-item>
              <text:p text:style-name="P31">Passing the list of degree distributions to <text:span text:style-name="Source_20_Text">plt.hist()</text:span>. </text:p>
            </text:list-item>
            <text:list-item>
              <text:p text:style-name="P17">Displaying the histogram with <text:span text:style-name="Source_20_Text">plt.show()</text:span>.</text:p>
            </text:list-item>
          </text:list>
        </text:list-item>
      </text:list>
      <text:p text:style-name="Standard"/>
      <text:p text:style-name="P1">SOLUTIONS</text:p>
      <text:p text:style-name="P1"># Import necessary modules</text:p>
      <text:p text:style-name="P1">import matplotlib.pyplot as plt</text:p>
      <text:p text:style-name="P1">import networkx as nx </text:p>
      <text:p text:style-name="P1"/>
      <text:p text:style-name="P1"># Plot the degree distribution of the GitHub collaboration network</text:p>
      <text:p text:style-name="P1">plt.hist(list(nx.degree_centrality(G).values()))</text:p>
      <text:p text:style-name="P1">plt.show()</text:p>
      <text:p text:style-name="P1">&gt;&gt;&gt;&gt;&gt;&gt;&gt;&gt;&gt;&gt;&gt;&gt;&gt;&gt;&gt;&gt;&gt;&gt;&gt;&gt;&gt;&gt;&gt;&gt;&gt;&gt;&gt;&gt;&gt;&gt;&gt;&gt;&gt;&gt;&gt;&gt;&gt;&gt;&gt;&gt;&gt;&gt;&gt;&gt;&gt;&gt;&gt;&gt;&gt;&gt;&gt;&gt;&gt;&gt;&gt;&gt;&gt;&gt;&gt;&gt;&gt;&gt;&gt;&gt;&gt;&gt;&gt;&gt;</text:p>
      <text:p text:style-name="P1"/>
      <text:h text:style-name="P41" text:outline-level="1">Characterizing the network (III)</text:h>
      <text:p text:style-name="Text_20_body">The last exercise was on degree centrality; this time round, let's recall betweenness centrality!</text:p>
      <text:p text:style-name="Text_20_body">A small note: if executed correctly, this exercise may need about 5 seconds to execute.</text:p>
      <text:h text:style-name="Heading_20_5" text:outline-level="5">Instructions</text:h>
      <text:p text:style-name="Text_20_body">100xp</text:p>
      <text:list xml:id="list5840399060884706085" text:style-name="L2">
        <text:list-item>
          <text:p text:style-name="P18">Plot the betweenness centrality distribution of the GitHub collaboration network. You have to follow exactly the same four steps as in the previous exercise, substituting <text:span text:style-name="Source_20_Text">nx.betweenness_centrality()</text:span> in place of <text:span text:style-name="Source_20_Text">nx.degree_centrality()</text:span></text:p>
        </text:list-item>
      </text:list>
      <text:p text:style-name="P1"/>
      <text:p text:style-name="P2">SOLUTIONS&gt;</text:p>
      <text:p text:style-name="P2"/>
      <text:p text:style-name="P3"># Import necessary modules</text:p>
      <text:p text:style-name="P3">import matplotlib.pyplot as plt</text:p>
      <text:p text:style-name="P3">import networkx as nx</text:p>
      <text:p text:style-name="P3"/>
      <text:p text:style-name="P3"># Plot the degree distribution of the GitHub collaboration network</text:p>
      <text:p text:style-name="P3"><text:soft-page-break/>plt.hist(list(nx.betweenness_centrality(G).values()))</text:p>
      <text:p text:style-name="P3">plt.show()</text:p>
      <text:p text:style-name="P2"/>
      <text:p text:style-name="P2"/>
      <text:p text:style-name="P3">&gt;&gt;&gt;&gt;&gt;&gt;&gt;&gt;&gt;&gt;&gt;&gt;&gt;&gt;&gt;&gt;&gt;&gt;&gt;&gt;&gt;&gt;&gt;&gt;&gt;&gt;&gt;&gt;&gt;&gt;&gt;&gt;&gt;&gt;&gt;&gt;&gt;&gt;&gt;&gt;&gt;&gt;&gt;&gt;&gt;&gt;&gt;&gt;&gt;&gt;&gt;&gt;&gt;&gt;&gt;&gt;&gt;&gt;&gt;&gt;&gt;&gt;&gt;&gt;&gt;</text:p>
      <text:h text:style-name="P42" text:outline-level="1">MatrixPlot</text:h>
      <text:p text:style-name="Text_20_body">Let's now practice making some visualizations. The first one will be the MatrixPlot. In a MatrixPlot, the matrix is the representation of the edges.</text:p>
      <text:h text:style-name="Heading_20_5" text:outline-level="5">Instructions</text:h>
      <text:p text:style-name="Text_20_body">100xp</text:p>
      <text:list xml:id="list6452164983784813900" text:style-name="L3">
        <text:list-item>
          <text:p text:style-name="P32">Make a MatrixPlot visualization of the largest connected component subgraph, with authors grouped by their user group number.</text:p>
          <text:list>
            <text:list-item>
              <text:p text:style-name="P32">First, calculate the largest connected component subgraph by using the <text:span text:style-name="Source_20_Text">nx.connected_component_subgraphs(G)</text:span> inside the provided <text:span text:style-name="Source_20_Text">sorted()</text:span> function. Python's built-in <text:a xlink:type="simple" xlink:href="https://docs.python.org/2/library/functions.html#sorted" office:target-frame-name="_blank" xlink:show="new" text:style-name="Internet_20_link" text:visited-style-name="Visited_20_Internet_20_Link"><text:span text:style-name="Source_20_Text">sorted()</text:span></text:a><text:a xlink:type="simple" xlink:href="https://docs.python.org/2/library/functions.html#sorted" office:target-frame-name="_blank" xlink:show="new" text:style-name="Internet_20_link" text:visited-style-name="Visited_20_Internet_20_Link"> function</text:a> takes an iterable and returns a sorted list (in ascending order, by default). Therefore, to access the largest connected component subgraph, the statement is sliced with <text:span text:style-name="Source_20_Text">[-1]</text:span>. </text:p>
            </text:list-item>
            <text:list-item>
              <text:p text:style-name="P32">Create the <text:span text:style-name="Source_20_Text">MatrixPlot</text:span> object <text:span text:style-name="Source_20_Text">h</text:span>. You have to specify the parameters <text:span text:style-name="Source_20_Text">graph</text:span> and <text:span text:style-name="Source_20_Text">node_grouping</text:span> to be the largest connected component subgraph and <text:span text:style-name="Source_20_Text">'grouping'</text:span>, respectively. </text:p>
            </text:list-item>
            <text:list-item>
              <text:p text:style-name="P19">Draw the <text:span text:style-name="Source_20_Text">MatrixPlot</text:span> object to the screen and display the plot.</text:p>
            </text:list-item>
          </text:list>
        </text:list-item>
      </text:list>
      <text:p text:style-name="P4">SOLUTIONS</text:p>
      <text:p text:style-name="P4"># Import necessary modules</text:p>
      <text:p text:style-name="P4">from nxviz import MatrixPlot</text:p>
      <text:p text:style-name="P4">import matplotlib.pyplot as plt </text:p>
      <text:p text:style-name="P4"/>
      <text:p text:style-name="P4"># Calculate the largest connected component subgraph: largest_ccs</text:p>
      <text:p text:style-name="P4">largest_ccs = sorted(nx.connected_component_subgraphs(G), key=lambda x: len(x))[-1]</text:p>
      <text:p text:style-name="P4"/>
      <text:p text:style-name="P4"># Create the customized MatrixPlot object: h</text:p>
      <text:p text:style-name="P4">h = MatrixPlot(graph=largest_ccs, node_grouping='grouping')</text:p>
      <text:p text:style-name="P4"/>
      <text:p text:style-name="P4"># Draw the MatrixPlot to the screen</text:p>
      <text:p text:style-name="P4">h.draw()</text:p>
      <text:p text:style-name="P4">plt.show()</text:p>
      <text:p text:style-name="P4"/>
      <text:p text:style-name="P4">&gt;&gt;&gt;&gt;&gt;&gt;&gt;&gt;&gt;&gt;&gt;&gt;&gt;&gt;&gt;&gt;&gt;&gt;&gt;&gt;&gt;&gt;&gt;&gt;&gt;&gt;&gt;&gt;&gt;&gt;&gt;&gt;&gt;&gt;&gt;&gt;&gt;&gt;&gt;&gt;&gt;&gt;&gt;&gt;&gt;&gt;&gt;&gt;&gt;&gt;&gt;&gt;&gt;&gt;&gt;&gt;&gt;&gt;&gt;&gt;</text:p>
      <text:h text:style-name="P43" text:outline-level="1">ArcPlot</text:h>
      <text:p text:style-name="Text_20_body">Next up, let's use the ArcPlot to visualize the network. You're going to practice sorting the nodes in the graph as well.</text:p>
      <text:p text:style-name="Text_20_body">Note: this exercise may take about 4-7 seconds to execute if done correctly.</text:p>
      <text:h text:style-name="Heading_20_5" text:outline-level="5"><text:soft-page-break/>Instructions</text:h>
      <text:p text:style-name="Text_20_body">100xp</text:p>
      <text:h text:style-name="Heading_20_5" text:outline-level="5">Instructions</text:h>
      <text:p text:style-name="Text_20_body">100xp</text:p>
      <text:list xml:id="list6679014770341893402" text:style-name="L4">
        <text:list-item>
          <text:p text:style-name="P33">Make an ArcPlot of the GitHub collaboration network, with authors sorted by degree. To do this:</text:p>
          <text:list>
            <text:list-item>
              <text:p text:style-name="P33">Iterate over all the nodes in <text:span text:style-name="Source_20_Text">G</text:span>, including the metadata (by specifying <text:span text:style-name="Source_20_Text">data=True</text:span>). </text:p>
            </text:list-item>
            <text:list-item>
              <text:p text:style-name="P33">In each iteration of the loop, calculate the degree of each node <text:span text:style-name="Source_20_Text">n</text:span> with <text:span text:style-name="Source_20_Text">nx.degree()</text:span> and set its <text:span text:style-name="Source_20_Text">'degree'</text:span> attribute. <text:span text:style-name="Source_20_Text">nx.degree()</text:span> accepts two arguments: A graph and a node. </text:p>
            </text:list-item>
            <text:list-item>
              <text:p text:style-name="P33">Create the <text:span text:style-name="Source_20_Text">ArcPlot</text:span> object <text:span text:style-name="Source_20_Text">a</text:span> by specifying two parameters: the <text:span text:style-name="Source_20_Text">graph</text:span>, which is <text:span text:style-name="Source_20_Text">G</text:span>, and the <text:span text:style-name="Source_20_Text">node_order</text:span>, which is <text:span text:style-name="Source_20_Text">'degree'</text:span>, so that the nodes are sorted. </text:p>
            </text:list-item>
            <text:list-item>
              <text:p text:style-name="P20">Draw the <text:span text:style-name="Source_20_Text">ArcPlot</text:span> object to the screen.</text:p>
            </text:list-item>
          </text:list>
        </text:list-item>
      </text:list>
      <text:p text:style-name="P5">SOLUTIONS&gt;</text:p>
      <text:p text:style-name="P6"># Import necessary modules</text:p>
      <text:p text:style-name="P6">from nxviz.plots import ArcPlot</text:p>
      <text:p text:style-name="P6">import matplotlib.pyplot as plt</text:p>
      <text:p text:style-name="P6"/>
      <text:p text:style-name="P6"># Iterate over all the nodes in G, including the metadata</text:p>
      <text:p text:style-name="P6">for n, d in G.nodes(data=True):</text:p>
      <text:p text:style-name="P6"/>
      <text:p text:style-name="P6"><text:s text:c="4"/># Calculate the degree of each node: G.node[n]['degree']</text:p>
      <text:p text:style-name="P6"><text:s text:c="4"/>G.node[n]['degree'] = nx.degree(G, n)</text:p>
      <text:p text:style-name="P6"><text:s text:c="4"/></text:p>
      <text:p text:style-name="P6"># Create the ArcPlot object: a</text:p>
      <text:p text:style-name="P6">a = ArcPlot(graph=G, node_order='degree')</text:p>
      <text:p text:style-name="P6"/>
      <text:p text:style-name="P6"># Draw the ArcPlot to the screen</text:p>
      <text:p text:style-name="P6">a.draw()</text:p>
      <text:p text:style-name="P6">plt.show()</text:p>
      <text:p text:style-name="P6"/>
      <text:p text:style-name="P6">&gt;&gt;&gt;&gt;&gt;&gt;&gt;&gt;&gt;&gt;&gt;&gt;&gt;&gt;&gt;&gt;&gt;&gt;&gt;&gt;&gt;&gt;&gt;&gt;&gt;&gt;&gt;&gt;&gt;&gt;&gt;&gt;&gt;&gt;&gt;&gt;&gt;&gt;&gt;&gt;&gt;&gt;&gt;&gt;&gt;&gt;&gt;&gt;&gt;&gt;&gt;&gt;&gt;&gt;&gt;&gt;&gt;&gt;&gt;&gt;&gt;&gt;&gt;&gt;&gt;&gt;&gt;&gt;</text:p>
      <text:h text:style-name="P44" text:outline-level="1">CircosPlot</text:h>
      <text:p text:style-name="Text_20_body">Finally, you're going to make a CircosPlot of the network!</text:p>
      <text:h text:style-name="Heading_20_5" text:outline-level="5">Instructions</text:h>
      <text:p text:style-name="Text_20_body">100xp</text:p>
      <text:list xml:id="list6126528092082268478" text:style-name="L5">
        <text:list-item>
          <text:p text:style-name="P34">Make a CircosPlot of the network, again, with GitHub users sorted by their degree, and grouped and coloured by their <text:span text:style-name="Source_20_Text">'grouping'</text:span> key. To do this:</text:p>
          <text:list>
            <text:list-item>
              <text:p text:style-name="P34">Iterate over all the nodes in <text:span text:style-name="Source_20_Text">G</text:span>, including the metadata (by specifying <text:span text:style-name="Source_20_Text">data=True</text:span>). </text:p>
            </text:list-item>
            <text:list-item>
              <text:p text:style-name="P34">In each iteration of the loop, calculate the degree of each node <text:span text:style-name="Source_20_Text">n</text:span> with <text:span text:style-name="Source_20_Text">nx.degree()</text:span> and set its <text:span text:style-name="Source_20_Text">'degree'</text:span> attribute. </text:p>
            </text:list-item>
            <text:list-item>
              <text:p text:style-name="P34"><text:soft-page-break/>Create the <text:span text:style-name="Source_20_Text">CircosPlot</text:span> object <text:span text:style-name="Source_20_Text">c</text:span> by specifying three parameters in addition to the graph <text:span text:style-name="Source_20_Text">G</text:span>: the <text:span text:style-name="Source_20_Text">node_order</text:span>, which is <text:span text:style-name="Source_20_Text">'degree'</text:span>, the <text:span text:style-name="Source_20_Text">node_grouping</text:span> and the <text:span text:style-name="Source_20_Text">node_color</text:span>, which are both <text:span text:style-name="Source_20_Text">'grouping'</text:span>. </text:p>
            </text:list-item>
            <text:list-item>
              <text:p text:style-name="P21">Draw the <text:span text:style-name="Source_20_Text">CircosPlot</text:span> object to the screen.</text:p>
            </text:list-item>
          </text:list>
        </text:list-item>
      </text:list>
      <text:p text:style-name="P6"/>
      <text:p text:style-name="P7">SOLUTIOS&gt;</text:p>
      <text:p text:style-name="P8"># Import necessary modules</text:p>
      <text:p text:style-name="P8">from nxviz import CircosPlot</text:p>
      <text:p text:style-name="P8">import matplotlib.pyplot as plt </text:p>
      <text:p text:style-name="P8"><text:s/></text:p>
      <text:p text:style-name="P8"># Iterate over all the nodes, including the metadata</text:p>
      <text:p text:style-name="P8">for n, d in G.nodes(data=True):</text:p>
      <text:p text:style-name="P8"/>
      <text:p text:style-name="P8"><text:s text:c="4"/># Calculate the degree of each node: G.node[n]['degree']</text:p>
      <text:p text:style-name="P8"><text:s text:c="4"/>G.node[n]['degree'] = nx.degree(G, n)</text:p>
      <text:p text:style-name="P8"/>
      <text:p text:style-name="P8"># Create the CircosPlot object: c</text:p>
      <text:p text:style-name="P8">c = CircosPlot(G, node_order='degree', node_grouping='grouping', node_color='grouping')</text:p>
      <text:p text:style-name="P8"/>
      <text:p text:style-name="P8"># Draw the CircosPlot object to the screen</text:p>
      <text:p text:style-name="P8">c.draw()</text:p>
      <text:p text:style-name="P8">plt.show()</text:p>
      <text:p text:style-name="P8"/>
      <text:p text:style-name="P8">&gt;&gt;&gt;&gt;&gt;&gt;&gt;&gt;&gt;&gt;&gt;&gt;&gt;&gt;&gt;&gt;&gt;&gt;&gt;&gt;&gt;&gt;&gt;&gt;&gt;&gt;&gt;&gt;&gt;&gt;&gt;&gt;&gt;&gt;&gt;&gt;&gt;&gt;&gt;&gt;&gt;&gt;&gt;&gt;&gt;&gt;&gt;&gt;&gt;&gt;&gt;&gt;&gt;&gt;&gt;&gt;&gt;&gt;&gt;&gt;&gt;&gt;&gt;&gt;&gt;&gt;&gt;&gt;&gt;</text:p>
      <text:p text:style-name="P8"/>
      <text:h text:style-name="P45" text:outline-level="1">Finding cliques (I)</text:h>
      <text:p text:style-name="Text_20_body">You're now going to practice finding cliques in <text:span text:style-name="Source_20_Text">G</text:span>. Recall that cliques are "groups of nodes that are fully connected to one another", while a maximal clique is a clique that cannot be extended by adding another node in the graph.</text:p>
      <text:h text:style-name="Heading_20_5" text:outline-level="5">Instructions</text:h>
      <text:p text:style-name="Text_20_body">100xp</text:p>
      <text:list xml:id="list1432446249787320861" text:style-name="L6">
        <text:list-item>
          <text:p text:style-name="P35">Count the number of maximal cliques present in the graph and print it.</text:p>
          <text:list>
            <text:list-item>
              <text:p text:style-name="P35">Use the <text:span text:style-name="Source_20_Text">nx.find_cliques()</text:span> function of <text:span text:style-name="Source_20_Text">G</text:span> to find the maximal cliques. </text:p>
            </text:list-item>
            <text:list-item>
              <text:p text:style-name="P22">The <text:span text:style-name="Source_20_Text">nx.find_cliques()</text:span> function returns a generator object. To count the number of maximal cliques, you need to first convert it to a list with <text:span text:style-name="Source_20_Text">list()</text:span> and then use the <text:span text:style-name="Source_20_Text">len()</text:span> function. Place this inside a <text:span text:style-name="Source_20_Text">print()</text:span> function to print it.</text:p>
            </text:list-item>
          </text:list>
        </text:list-item>
      </text:list>
      <text:p text:style-name="P9">SOLUTIOS&gt;</text:p>
      <text:p text:style-name="P9"># Calculate the maximal cliques in G: cliques</text:p>
      <text:p text:style-name="P9">cliques = nx.find_cliques(G)</text:p>
      <text:p text:style-name="P9"/>
      <text:p text:style-name="P9"># Count and print the number of maximal cliques in G</text:p>
      <text:p text:style-name="P9">print(len(list(cliques)))</text:p>
      <text:p text:style-name="P9"/>
      <text:p text:style-name="P9">&gt;&gt;&gt;&gt;&gt;&gt;&gt;&gt;&gt;&gt;&gt;&gt;&gt;&gt;&gt;&gt;&gt;&gt;&gt;&gt;&gt;&gt;&gt;&gt;&gt;&gt;&gt;&gt;&gt;&gt;&gt;&gt;&gt;&gt;&gt;&gt;&gt;&gt;&gt;&gt;&gt;&gt;&gt;&gt;&gt;&gt;&gt;&gt;&gt;&gt;&gt;&gt;&gt;&gt;&gt;&gt;&gt;&gt;&gt;&gt;&gt;&gt;&gt;&gt;&gt;&gt;&gt;&gt;&gt;&gt;&gt;</text:p>
      <text:h text:style-name="P46" text:outline-level="1"><text:soft-page-break/>Finding cliques (II)</text:h>
      <text:p text:style-name="Text_20_body">Great work! Let's continue by finding a particular maximal clique, and then plotting that clique.</text:p>
      <text:h text:style-name="Heading_20_5" text:outline-level="5">Instructions</text:h>
      <text:p text:style-name="Text_20_body">100xp</text:p>
      <text:list xml:id="list4947047894725080205" text:style-name="L7">
        <text:list-item>
          <text:p text:style-name="P36">Find the author(s) that are part of the largest maximal clique, and plot the subgraph of that/one of those clique(s) using a CircosPlot. To do this:</text:p>
          <text:list>
            <text:list-item>
              <text:p text:style-name="P36">Use the <text:span text:style-name="Source_20_Text">nx.find_cliques()</text:span> function to calculate the maximal cliques in <text:span text:style-name="Source_20_Text">G</text:span>. Place this within the provided <text:span text:style-name="Source_20_Text">sorted()</text:span> function to calculate the <text:span text:style-name="Emphasis">largest</text:span> maximal clique. </text:p>
            </text:list-item>
            <text:list-item>
              <text:p text:style-name="P36">Create the subgraph consisting of the largest maximal clique using the <text:span text:style-name="Source_20_Text">.subgraph()</text:span> method and <text:span text:style-name="Source_20_Text">largest_clique</text:span>. </text:p>
            </text:list-item>
            <text:list-item>
              <text:p text:style-name="P23">Create the <text:span text:style-name="Source_20_Text">CircosPlot</text:span> object using the subgraph <text:span text:style-name="Source_20_Text">G_lc</text:span> (without any other arguments) and plot it.</text:p>
            </text:list-item>
          </text:list>
        </text:list-item>
      </text:list>
      <text:p text:style-name="P10">SOLUTIONS&gt;</text:p>
      <text:p text:style-name="P11"># Import necessary modules</text:p>
      <text:p text:style-name="P11">import networkx as nx</text:p>
      <text:p text:style-name="P11">from nxviz import CircosPlot</text:p>
      <text:p text:style-name="P11">import matplotlib.pyplot as plt</text:p>
      <text:p text:style-name="P11"/>
      <text:p text:style-name="P11"># Find the author(s) that are part of the largest maximal clique: largest_clique</text:p>
      <text:p text:style-name="P11">largest_clique = sorted(nx.find_cliques(G), key=lambda x:len(x))[-1]</text:p>
      <text:p text:style-name="P11"/>
      <text:p text:style-name="P11"># Create the subgraph of the largest_clique: G_lc</text:p>
      <text:p text:style-name="P11">G_lc = G.subgraph(largest_clique)</text:p>
      <text:p text:style-name="P11"/>
      <text:p text:style-name="P11"># Create the CircosPlot object: c</text:p>
      <text:p text:style-name="P11">c = CircosPlot(G_lc)</text:p>
      <text:p text:style-name="P11"/>
      <text:p text:style-name="P11"># Draw the CircosPlot to the screen</text:p>
      <text:p text:style-name="P11">c.draw()</text:p>
      <text:p text:style-name="P11">plt.show()</text:p>
      <text:p text:style-name="P11"/>
      <text:p text:style-name="P11">&gt;&gt;&gt;&gt;&gt;&gt;&gt;&gt;&gt;&gt;&gt;&gt;&gt;&gt;&gt;&gt;&gt;&gt;&gt;&gt;&gt;&gt;&gt;&gt;&gt;&gt;&gt;&gt;&gt;&gt;&gt;&gt;&gt;&gt;&gt;&gt;&gt;&gt;&gt;&gt;&gt;&gt;&gt;&gt;&gt;&gt;&gt;&gt;&gt;&gt;&gt;&gt;&gt;&gt;&gt;&gt;&gt;&gt;&gt;&gt;&gt;&gt;&gt;&gt;</text:p>
      <text:h text:style-name="P47" text:outline-level="1">Finding important collaborators</text:h>
      <text:p text:style-name="Text_20_body">Almost there! You'll now look at important nodes once more. Here, you'll make use of the <text:span text:style-name="Source_20_Text">degree_centrality()</text:span> and <text:span text:style-name="Source_20_Text">betweenness_centrality()</text:span> functions in NetworkX to compute each of the respective centrality scores, and then use that information to find the "important nodes". In other words, your job in this exercise is to find the user(s) that have collaborated with the most number of users.</text:p>
      <text:h text:style-name="Heading_20_5" text:outline-level="5">Instructions</text:h>
      <text:p text:style-name="Text_20_body">100xp</text:p>
      <text:h text:style-name="Heading_20_5" text:outline-level="5"><text:soft-page-break/>Instructions</text:h>
      <text:p text:style-name="Text_20_body">100xp</text:p>
      <text:list xml:id="list2208368591339440593" text:style-name="L8">
        <text:list-item>
          <text:p text:style-name="P37">Compute the degree centralities of <text:span text:style-name="Source_20_Text">G</text:span>. Store the result as <text:span text:style-name="Source_20_Text">deg_cent</text:span>. </text:p>
        </text:list-item>
        <text:list-item>
          <text:p text:style-name="P37">Compute the maximum degree centrality. Since <text:span text:style-name="Source_20_Text">deg_cent</text:span> is a dictionary, you'll have to use the <text:span text:style-name="Source_20_Text">.values()</text:span> method to get a list of its values before computing the maximum degree centrality with <text:span text:style-name="Source_20_Text">max()</text:span>. </text:p>
        </text:list-item>
        <text:list-item>
          <text:p text:style-name="P37">Identify the most prolific collaborators using a list comprehension:</text:p>
          <text:list>
            <text:list-item>
              <text:p text:style-name="P37">Iterate over the degree centrality dictionary <text:span text:style-name="Source_20_Text">deg_cent</text:span> that was computed earlier using its <text:span text:style-name="Source_20_Text">.items()</text:span> method. What condition should be satisfied if you are seeking to find user(s) that have collaborated with the most number of users? <text:span text:style-name="Emphasis">Hint</text:span>: It has do to with the maximum degree centrality.</text:p>
            </text:list-item>
          </text:list>
        </text:list-item>
        <text:list-item>
          <text:p text:style-name="P24">Hit 'Submit Answer' to see who the most prolific collaborator(s) is/are! </text:p>
        </text:list-item>
      </text:list>
      <text:p text:style-name="P11"/>
      <text:p text:style-name="P12">SOLUTIONS</text:p>
      <text:p text:style-name="P13"># Compute the degree centralities of G: deg_cent</text:p>
      <text:p text:style-name="P13">deg_cent = nx.degree_centrality(G)</text:p>
      <text:p text:style-name="P13"/>
      <text:p text:style-name="P13"># Compute the maximum degree centrality: max_dc</text:p>
      <text:p text:style-name="P13">max_dc = max(deg_cent.values())</text:p>
      <text:p text:style-name="P13"/>
      <text:p text:style-name="P13"># Find the user(s) that have collaborated the most: prolific_collaborators</text:p>
      <text:p text:style-name="P13">prolific_collaborators = [n for n, dc in deg_cent.items() if dc == max_dc]</text:p>
      <text:p text:style-name="P13"/>
      <text:p text:style-name="P13"># Print the most prolific collaborator(s)</text:p>
      <text:p text:style-name="P13">print(prolific_collaborators)</text:p>
      <text:p text:style-name="P13"/>
      <text:p text:style-name="P13">&gt;&gt;&gt;&gt;&gt;&gt;&gt;&gt;&gt;&gt;&gt;&gt;&gt;&gt;&gt;&gt;&gt;&gt;&gt;&gt;&gt;&gt;&gt;&gt;&gt;&gt;&gt;&gt;&gt;&gt;&gt;&gt;&gt;&gt;&gt;&gt;&gt;&gt;&gt;&gt;&gt;&gt;&gt;&gt;&gt;&gt;&gt;&gt;&gt;&gt;&gt;&gt;&gt;&gt;&gt;&gt;&gt;&gt;&gt;&gt;&gt;&gt;&gt;&gt;&gt;</text:p>
      <text:h text:style-name="P48" text:outline-level="1">Characterizing editing communities</text:h>
      <text:p text:style-name="Text_20_body">You're now going to combine what you've learned about the BFS algorithm and concept of maximal cliques to visualize the network with an ArcPlot.</text:p>
      <text:p text:style-name="Text_20_body">The largest maximal clique in the Github user collaboration network has been assigned to the subgraph <text:span text:style-name="Source_20_Text">G_lmc</text:span>.</text:p>
      <text:h text:style-name="Heading_20_5" text:outline-level="5">Instructions</text:h>
      <text:p text:style-name="Text_20_body">100xp</text:p>
      <text:h text:style-name="Heading_20_5" text:outline-level="5">Instructions</text:h>
      <text:p text:style-name="Text_20_body">100xp</text:p>
      <text:list xml:id="list7644677074027755999" text:style-name="L9">
        <text:list-item>
          <text:p text:style-name="P38">Go out 1 degree of separation from the clique, and add those users to the subgraph. Inside the first <text:span text:style-name="Source_20_Text">for</text:span> loop:</text:p>
          <text:list>
            <text:list-item>
              <text:p text:style-name="P38">Add nodes to <text:span text:style-name="Source_20_Text">G_lmc</text:span> from the neighbors of <text:span text:style-name="Source_20_Text">G</text:span> using the <text:span text:style-name="Source_20_Text">.add_nodes_from()</text:span> method and <text:span text:style-name="Source_20_Text">.neighbors()</text:span> methods. </text:p>
            </text:list-item>
            <text:list-item>
              <text:p text:style-name="P38"><text:soft-page-break/>Using the <text:span text:style-name="Source_20_Text">.add_edges_from()</text:span>, method, add edges to <text:span text:style-name="Source_20_Text">G_lmc</text:span> between the current node and all its neighbors. To do this, you'll have create a list of tuples using the <text:span text:style-name="Source_20_Text">zip()</text:span> function consisting of the current node and each of its neighbors. The first argument to <text:span text:style-name="Source_20_Text">zip()</text:span> should be <text:span text:style-name="Source_20_Text">[node]*len(G.neighbors(node))</text:span>, and the second argument should be the neighbors of <text:span text:style-name="Source_20_Text">node</text:span>.</text:p>
            </text:list-item>
          </text:list>
        </text:list-item>
        <text:list-item>
          <text:p text:style-name="P38">Record each node's degree centrality score in its node metadata.</text:p>
          <text:list>
            <text:list-item>
              <text:p text:style-name="P38">Do this by assigning <text:span text:style-name="Source_20_Text">nx.degree_centrality(G_lmc)[n]</text:span> to <text:span text:style-name="Source_20_Text">G_lmc.node[n]['degree centrality']</text:span> in the second <text:span text:style-name="Source_20_Text">for</text:span> loop.</text:p>
            </text:list-item>
          </text:list>
        </text:list-item>
        <text:list-item>
          <text:p text:style-name="P25">Visualize this network with an ArcPlot sorting the nodes by degree centrality (you can do this using the keyword argument <text:span text:style-name="Source_20_Text">node_order='degree centrality'</text:span>). </text:p>
        </text:list-item>
      </text:list>
      <text:p text:style-name="P13"/>
      <text:p text:style-name="P13"/>
      <text:p text:style-name="P14">SOLUTIONS</text:p>
      <text:p text:style-name="P15"># Import necessary modules</text:p>
      <text:p text:style-name="P15">from nxviz import ArcPlot</text:p>
      <text:p text:style-name="P15">import matplotlib.pyplot as plt</text:p>
      <text:p text:style-name="P15"><text:s/></text:p>
      <text:p text:style-name="P15"># Identify the largest maximal clique: largest_max_clique</text:p>
      <text:p text:style-name="P15">largest_max_clique = set(sorted(nx.find_cliques(G), key=lambda x: len(x))[-1])</text:p>
      <text:p text:style-name="P15"/>
      <text:p text:style-name="P15"># Create a subgraph from the largest_max_clique: G_lmc</text:p>
      <text:p text:style-name="P15">G_lmc = G.subgraph(largest_max_clique)</text:p>
      <text:p text:style-name="P15"/>
      <text:p text:style-name="P15"># Go out 1 degree of separation</text:p>
      <text:p text:style-name="P15">for node in G_lmc.nodes():</text:p>
      <text:p text:style-name="P15"><text:s text:c="4"/>G_lmc.add_nodes_from(G.neighbors(node))</text:p>
      <text:p text:style-name="P15"><text:s text:c="4"/>G_lmc.add_edges_from(zip([node]*len(G.neighbors(node)), G.neighbors(node)))</text:p>
      <text:p text:style-name="P15"/>
      <text:p text:style-name="P15"># Record each node's degree centrality score</text:p>
      <text:p text:style-name="P15">for n in G_lmc.nodes():</text:p>
      <text:p text:style-name="P15"><text:s text:c="4"/>G_lmc.node[n]['degree centrality'] = nx.degree_centrality(G_lmc)[n]</text:p>
      <text:p text:style-name="P15"><text:s text:c="8"/></text:p>
      <text:p text:style-name="P15"># Create the ArcPlot object: a</text:p>
      <text:p text:style-name="P15">a = ArcPlot(G_lmc, node_order='degree centrality')</text:p>
      <text:p text:style-name="P15"/>
      <text:p text:style-name="P15"># Draw the ArcPlot to the screen</text:p>
      <text:p text:style-name="P15">a.draw()</text:p>
      <text:p text:style-name="P15">plt.show()</text:p>
      <text:p text:style-name="P15"/>
      <text:p text:style-name="P15">&gt;&gt;&gt;&gt;&gt;&gt;&gt;&gt;&gt;&gt;&gt;&gt;&gt;&gt;&gt;&gt;&gt;&gt;&gt;&gt;&gt;&gt;&gt;&gt;&gt;&gt;&gt;&gt;&gt;&gt;&gt;&gt;&gt;&gt;&gt;&gt;&gt;&gt;&gt;&gt;&gt;&gt;&gt;&gt;&gt;&gt;&gt;&gt;&gt;&gt;&gt;&gt;&gt;&gt;&gt;&gt;&gt;&gt;&gt;&gt;&gt;&gt;&gt;&gt;&gt;&gt;&gt;&gt;&gt;&gt;&gt;</text:p>
      <text:h text:style-name="P49" text:outline-level="1">Recommending co-editors who have yet to edit together</text:h>
      <text:section text:style-name="Sect1" text:name="gl-aside">
        <text:p text:style-name="Text_20_body">Finally, you're going to leverage the concept of open triangles to recommend users on GitHub to collaborate!</text:p>
        <text:h text:style-name="Heading_20_5" text:outline-level="5"><text:soft-page-break/>Instructions</text:h>
        <text:p text:style-name="Text_20_body">100xp</text:p>
        <text:h text:style-name="Heading_20_5" text:outline-level="5">Instructions</text:h>
        <text:p text:style-name="Text_20_body">100xp</text:p>
        <text:list xml:id="list8593208373640123581" text:style-name="L25">
          <text:list-item>
            <text:p text:style-name="P39">Compile a list of GitHub users that should be recommended to collaborate with one another. To do this:</text:p>
            <text:list>
              <text:list-item>
                <text:p text:style-name="P39">In the first <text:span text:style-name="Source_20_Text">for</text:span> loop, iterate over all the nodes in <text:span text:style-name="Source_20_Text">G</text:span>, including the metadata (by specifying <text:span text:style-name="Source_20_Text">data=True</text:span>). </text:p>
              </text:list-item>
              <text:list-item>
                <text:p text:style-name="P39">In the second <text:span text:style-name="Source_20_Text">for</text:span> loop, iterate over all the possible triangle combinations, which can be identified using the <text:span text:style-name="Source_20_Text">combinations()</text:span> function with a <text:span text:style-name="Source_20_Text">size</text:span> of <text:span text:style-name="Source_20_Text">2</text:span>. </text:p>
              </text:list-item>
              <text:list-item>
                <text:p text:style-name="P39">If <text:span text:style-name="Source_20_Text">n1</text:span> and <text:span text:style-name="Source_20_Text">n2</text:span> <text:span text:style-name="Strong_20_Emphasis">do not</text:span> have an edge between them, a collaboration between these two nodes (users) <text:span text:style-name="Strong_20_Emphasis">should</text:span> be recommended, so increment the <text:span text:style-name="Source_20_Text">(n1), (n2)</text:span> value of the <text:span text:style-name="Source_20_Text">recommended</text:span> dictionary in this case. You can check whether or not <text:span text:style-name="Source_20_Text">n1</text:span> and <text:span text:style-name="Source_20_Text">n2</text:span> have an edge between them using the <text:span text:style-name="Source_20_Text">.has_edge()</text:span> method.</text:p>
              </text:list-item>
            </text:list>
          </text:list-item>
          <text:list-item>
            <text:p text:style-name="P26">Using a list comprehension, identify the top 10 pairs of users that should be recommended to collaborate. The <text:span text:style-name="Emphasis">iterable</text:span> should be the key-value pairs of the <text:span text:style-name="Source_20_Text">recommended</text:span> dictionary (which can be accessed with the <text:span text:style-name="Source_20_Text">.items()</text:span> method), while the conditional should be satisfied if <text:span text:style-name="Source_20_Text">count</text:span> is <text:span text:style-name="Emphasis">greater</text:span> than the top 10 in <text:span text:style-name="Source_20_Text">all_counts</text:span>. Note that <text:span text:style-name="Source_20_Text">all_counts</text:span> is sorted in ascending order, so you can access the top 10 with <text:span text:style-name="Source_20_Text">all_counts[-10]</text:span>. </text:p>
          </text:list-item>
        </text:list>
        <text:list xml:id="list1993026222809756907" text:style-name="L26">
          <text:list-header>
            <text:p text:style-name="P27"><text:a xlink:type="simple" xlink:href="https://campus.datacamp.com/courses/network-analysis-in-python-part-1/bringing-it-all-together-4?ex=15" text:style-name="Internet_20_link" text:visited-style-name="Visited_20_Internet_20_Link">Take Hint (-30xp)</text:a></text:p>
          </text:list-header>
        </text:list>
      </text:section>
      <text:list xml:id="list6161060379305342993" text:style-name="L27">
        <text:list-item>
          <text:p text:style-name="P28">script.py<text:bookmark text:name="ace-code-editor-80"/></text:p>
        </text:list-item>
      </text:list>
      <text:list xml:id="list3782039468965670405" text:style-name="L29">
        <text:list-item>
          <text:p text:style-name="P40">IPython Shell</text:p>
        </text:list-item>
        <text:list-item>
          <text:p text:style-name="P29">Slides</text:p>
        </text:list-item>
      </text:list>
      <text:p text:style-name="P30">SOLUTIONS</text:p>
      <text:p text:style-name="P30"># Import necessary modules</text:p>
      <text:p text:style-name="P30">from itertools import combinations</text:p>
      <text:p text:style-name="P30">from collections import defaultdict</text:p>
      <text:p text:style-name="P30"/>
      <text:p text:style-name="P30"># Initialize the defaultdict: recommended</text:p>
      <text:p text:style-name="P30">recommended = defaultdict(int)</text:p>
      <text:p text:style-name="P30"/>
      <text:p text:style-name="P30"># Iterate over all the nodes in G</text:p>
      <text:p text:style-name="P30">for n, d in G.nodes(data=True):</text:p>
      <text:p text:style-name="P30"/>
      <text:p text:style-name="P30"><text:s text:c="4"/># Iterate over all possible triangle relationship combinations</text:p>
      <text:p text:style-name="P30"><text:soft-page-break/><text:s text:c="4"/>for n1, n2 in combinations(G.neighbors(n), 2):</text:p>
      <text:p text:style-name="P30"><text:s text:c="4"/></text:p>
      <text:p text:style-name="P30"><text:s text:c="8"/># Check whether n1 and n2 do not have an edge</text:p>
      <text:p text:style-name="P30"><text:s text:c="8"/>if not G.has_edge(n1, n2):</text:p>
      <text:p text:style-name="P30"><text:s text:c="8"/></text:p>
      <text:p text:style-name="P30"><text:s text:c="12"/># Increment recommended</text:p>
      <text:p text:style-name="P30"><text:s text:c="12"/>recommended[(n1, n2)] += 1</text:p>
      <text:p text:style-name="P30"/>
      <text:p text:style-name="P30"># Identify the top 10 pairs of users</text:p>
      <text:p text:style-name="P30">all_counts = sorted(recommended.values())</text:p>
      <text:p text:style-name="P30">top10_pairs = [pair for pair, count in recommended.items() if count &gt; all_counts[-10]]</text:p>
      <text:p text:style-name="P30">print(top10_pairs)</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4T21:14:30.584376092</meta:creation-date>
    <meta:generator>LibreOffice/5.1.6.2$Linux_X86_64 LibreOffice_project/10m0$Build-2</meta:generator>
    <dc:date>2018-03-04T21:24:36.153322022</dc:date>
    <meta:editing-duration>PT9M58S</meta:editing-duration>
    <meta:editing-cycles>18</meta:editing-cycles>
    <meta:document-statistic meta:table-count="0" meta:image-count="0" meta:object-count="0" meta:page-count="9" meta:paragraph-count="230" meta:word-count="1904" meta:character-count="13163" meta:non-whitespace-character-count="11403"/>
  </office:meta>
</office:document-meta>
</file>